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2.395cm"/>
    </style:style>
    <style:style style:name="co13" style:family="table-column">
      <style:table-column-properties fo:break-before="auto" style:column-width="3.48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3.35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4.221cm"/>
    </style:style>
    <style:style style:name="co20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.csv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Death</text:p>
          </table:table-cell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</table:table-row>
      </table:table>
      <table:table table:name="unit_transport.csv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attributes.csv" table:style-name="ta1">
        <table:table-column table:style-name="co1" table:number-columns-repeated="7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</table:table>
      <table:table table:name="unit_damage.csv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heroes.csv" table:style-name="ta1">
        <table:table-column table:style-name="co1" table:number-columns-repeated="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vePric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PowerMovement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ow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owerDefens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.00.0000</text:date>, <text:time style:data-style-name="N2" text:time-value="11:03:07.752621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1-12T11:05:59.348815201</dc:date>
    <meta:editing-duration>PT15H17M59S</meta:editing-duration>
    <meta:editing-cycles>9</meta:editing-cycles>
    <meta:generator>LibreOffice/7.6.4.1$Linux_X86_64 LibreOffice_project/60$Build-1</meta:generator>
    <meta:document-statistic meta:table-count="6" meta:cell-count="84" meta:object-count="0"/>
  </office:meta>
</office:document-meta>
</file>